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4.45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ictimName</text:p>
          </table:table-cell>
          <table:table-cell office:value-type="string" calcext:value-type="string">
            <text:p>victimContactNum</text:p>
          </table:table-cell>
          <table:table-cell table:style-name="Default" office:value-type="string" calcext:value-type="string">
            <text:p>marriageDate</text:p>
          </table:table-cell>
          <table:table-cell office:value-type="string" calcext:value-type="string">
            <text:p>criminalName</text:p>
          </table:table-cell>
          <table:table-cell office:value-type="string" calcext:value-type="string">
            <text:p>criminalGender</text:p>
          </table:table-cell>
          <table:table-cell office:value-type="string" calcext:value-type="string">
            <text:p>marriagePhoto</text:p>
          </table:table-cell>
          <table:table-cell office:value-type="string" calcext:value-type="string">
            <text:p>criminalImages</text:p>
          </table:table-cell>
        </table:table-row>
        <table:table-row table:style-name="ro1">
          <table:table-cell office:value-type="string" calcext:value-type="string">
            <text:p>Shaheena</text:p>
          </table:table-cell>
          <table:table-cell office:value-type="string" calcext:value-type="string">
            <text:p>*********</text:p>
          </table:table-cell>
          <table:table-cell office:value-type="date" office:date-value="2009-03-01" calcext:value-type="date">
            <text:p>01/03/09</text:p>
          </table:table-cell>
          <table:table-cell office:value-type="string" calcext:value-type="string">
            <text:p>mada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ya</text:p>
          </table:table-cell>
          <table:table-cell office:value-type="string" calcext:value-type="string">
            <text:p>*********</text:p>
          </table:table-cell>
          <table:table-cell office:value-type="date" office:date-value="2022-01-20" calcext:value-type="date">
            <text:p>20/01/22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ika Padukone</text:p>
          </table:table-cell>
          <table:table-cell office:value-type="string" calcext:value-type="string">
            <text:p>*********</text:p>
          </table:table-cell>
          <table:table-cell office:value-type="date" office:date-value="2018-11-14" calcext:value-type="date">
            <text:p>14/11/18</text:p>
          </table:table-cell>
          <table:table-cell office:value-type="string" calcext:value-type="string">
            <text:p>ranveer_singh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zriya Nazim</text:p>
          </table:table-cell>
          <table:table-cell office:value-type="string" calcext:value-type="string">
            <text:p>*********</text:p>
          </table:table-cell>
          <table:table-cell office:value-type="date" office:date-value="2014-08-21" calcext:value-type="date">
            <text:p>21/08/14</text:p>
          </table:table-cell>
          <table:table-cell office:value-type="string" calcext:value-type="string">
            <text:p>fahadh_faasil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a Bhatt</text:p>
          </table:table-cell>
          <table:table-cell office:value-type="string" calcext:value-type="string">
            <text:p>*********</text:p>
          </table:table-cell>
          <table:table-cell office:value-type="date" office:date-value="2022-04-14" calcext:value-type="date">
            <text:p>14/04/22</text:p>
          </table:table-cell>
          <table:table-cell office:value-type="string" calcext:value-type="string">
            <text:p>ranbir_kapoo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hwarya Rai</text:p>
          </table:table-cell>
          <table:table-cell office:value-type="string" calcext:value-type="string">
            <text:p>*********</text:p>
          </table:table-cell>
          <table:table-cell office:value-type="date" office:date-value="2007-04-20" calcext:value-type="date">
            <text:p>20/04/07</text:p>
          </table:table-cell>
          <table:table-cell office:value-type="string" calcext:value-type="string">
            <text:p>abhishek_bachch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k Dahiya</text:p>
          </table:table-cell>
          <table:table-cell office:value-type="string" calcext:value-type="string">
            <text:p>*********</text:p>
          </table:table-cell>
          <table:table-cell office:value-type="date" office:date-value="2016-07-08" calcext:value-type="date">
            <text:p>08/07/16</text:p>
          </table:table-cell>
          <table:table-cell office:value-type="string" calcext:value-type="string">
            <text:p>divyanka_tripathi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ini Kandukuri</text:p>
          </table:table-cell>
          <table:table-cell office:value-type="string" calcext:value-type="string">
            <text:p>*********</text:p>
          </table:table-cell>
          <table:table-cell office:value-type="date" office:date-value="2020-07-16" calcext:value-type="date">
            <text:p>16/07/20</text:p>
          </table:table-cell>
          <table:table-cell office:value-type="string" calcext:value-type="string">
            <text:p>nithi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bani Dandekar</text:p>
          </table:table-cell>
          <table:table-cell office:value-type="string" calcext:value-type="string">
            <text:p>*********</text:p>
          </table:table-cell>
          <table:table-cell office:value-type="date" office:date-value="2022-02-19" calcext:value-type="date">
            <text:p>19/02/22</text:p>
          </table:table-cell>
          <table:table-cell office:value-type="string" calcext:value-type="string">
            <text:p>farhan_akhta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l Sufiya</text:p>
          </table:table-cell>
          <table:table-cell office:value-type="string" calcext:value-type="string">
            <text:p>*********</text:p>
          </table:table-cell>
          <table:table-cell office:value-type="date" office:date-value="2011-12-22" calcext:value-type="date">
            <text:p>22/12/11</text:p>
          </table:table-cell>
          <table:table-cell office:value-type="string" calcext:value-type="string">
            <text:p>dulquer_salma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sana</text:p>
          </table:table-cell>
          <table:table-cell office:value-type="string" calcext:value-type="string">
            <text:p>*********</text:p>
          </table:table-cell>
          <table:table-cell office:value-type="date" office:date-value="2012-06-14" calcext:value-type="date">
            <text:p>14/06/12</text:p>
          </table:table-cell>
          <table:table-cell office:value-type="string" calcext:value-type="string">
            <text:p>ram_charan_teja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nkle Khanna</text:p>
          </table:table-cell>
          <table:table-cell office:value-type="string" calcext:value-type="string">
            <text:p>*********</text:p>
          </table:table-cell>
          <table:table-cell office:value-type="date" office:date-value="2001-01-17" calcext:value-type="date">
            <text:p>17/01/01</text:p>
          </table:table-cell>
          <table:table-cell office:value-type="string" calcext:value-type="string">
            <text:p>akshay_kuma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thi</text:p>
          </table:table-cell>
          <table:table-cell office:value-type="string" calcext:value-type="string">
            <text:p>*********</text:p>
          </table:table-cell>
          <table:table-cell office:value-type="date" office:date-value="2006-08-10" calcext:value-type="date">
            <text:p>10/08/06</text:p>
          </table:table-cell>
          <table:table-cell office:value-type="string" calcext:value-type="string">
            <text:p>kalyan_ram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ha Reddy</text:p>
          </table:table-cell>
          <table:table-cell office:value-type="string" calcext:value-type="string">
            <text:p>*********</text:p>
          </table:table-cell>
          <table:table-cell office:value-type="date" office:date-value="2011-03-06" calcext:value-type="date">
            <text:p>06/03/11</text:p>
          </table:table-cell>
          <table:table-cell office:value-type="string" calcext:value-type="string">
            <text:p>allu_arju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lia</text:p>
          </table:table-cell>
          <table:table-cell office:value-type="string" calcext:value-type="string">
            <text:p>*********</text:p>
          </table:table-cell>
          <table:table-cell office:value-type="date" office:date-value="2012-02-03" calcext:value-type="date">
            <text:p>03/02/12</text:p>
          </table:table-cell>
          <table:table-cell office:value-type="string" calcext:value-type="string">
            <text:p>riteish_deshmukh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ni Chatrath</text:p>
          </table:table-cell>
          <table:table-cell office:value-type="string" calcext:value-type="string">
            <text:p>*********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kapil_sharma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ita Birje</text:p>
          </table:table-cell>
          <table:table-cell office:value-type="string" calcext:value-type="string">
            <text:p>*********</text:p>
          </table:table-cell>
          <table:table-cell office:value-type="date" office:date-value="1999-01-01" calcext:value-type="date">
            <text:p>01/01/99</text:p>
          </table:table-cell>
          <table:table-cell office:value-type="string" calcext:value-type="string">
            <text:p>r_madhav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sanne Khan</text:p>
          </table:table-cell>
          <table:table-cell office:value-type="string" calcext:value-type="string">
            <text:p>*********</text:p>
          </table:table-cell>
          <table:table-cell office:value-type="date" office:date-value="2000-12-20" calcext:value-type="date">
            <text:p>20/12/00</text:p>
          </table:table-cell>
          <table:table-cell office:value-type="string" calcext:value-type="string">
            <text:p>hrithik_rosh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 Lezhneva</text:p>
          </table:table-cell>
          <table:table-cell office:value-type="string" calcext:value-type="string">
            <text:p>*********</text:p>
          </table:table-cell>
          <table:table-cell office:value-type="date" office:date-value="2013-09-30" calcext:value-type="date">
            <text:p>30/09/13</text:p>
          </table:table-cell>
          <table:table-cell office:value-type="string" calcext:value-type="string">
            <text:p>pawan_kaly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ri Khan</text:p>
          </table:table-cell>
          <table:table-cell office:value-type="string" calcext:value-type="string">
            <text:p>*********</text:p>
          </table:table-cell>
          <table:table-cell office:value-type="date" office:date-value="1991-10-25" calcext:value-type="date">
            <text:p>25/10/91</text:p>
          </table:table-cell>
          <table:table-cell office:value-type="string" calcext:value-type="string">
            <text:p>shah_rukh_kh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shmi Pranathi</text:p>
          </table:table-cell>
          <table:table-cell office:value-type="string" calcext:value-type="string">
            <text:p>*********</text:p>
          </table:table-cell>
          <table:table-cell office:value-type="date" office:date-value="2011-05-05" calcext:value-type="date">
            <text:p>05/05/11</text:p>
          </table:table-cell>
          <table:table-cell office:value-type="string" calcext:value-type="string">
            <text:p>n_t_rama_rao_j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veen Shahani</text:p>
          </table:table-cell>
          <table:table-cell office:value-type="string" calcext:value-type="string">
            <text:p>*********</text:p>
          </table:table-cell>
          <table:table-cell office:value-type="date" office:date-value="2006-12-14" calcext:value-type="date">
            <text:p>14/12/06</text:p>
          </table:table-cell>
          <table:table-cell office:value-type="string" calcext:value-type="string">
            <text:p>emraan_hashmi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wini Puneeth Rajkumar</text:p>
          </table:table-cell>
          <table:table-cell office:value-type="string" calcext:value-type="string">
            <text:p>*********</text:p>
          </table:table-cell>
          <table:table-cell office:value-type="date" office:date-value="1999-12-01" calcext:value-type="date">
            <text:p>01/12/99</text:p>
          </table:table-cell>
          <table:table-cell office:value-type="string" calcext:value-type="string">
            <text:p>puneet_rajkuma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li Sood</text:p>
          </table:table-cell>
          <table:table-cell office:value-type="string" calcext:value-type="string">
            <text:p>*********</text:p>
          </table:table-cell>
          <table:table-cell office:value-type="date" office:date-value="1996-09-25" calcext:value-type="date">
            <text:p>25/09/96</text:p>
          </table:table-cell>
          <table:table-cell office:value-type="string" calcext:value-type="string">
            <text:p>sonu_sood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i Galrani</text:p>
          </table:table-cell>
          <table:table-cell office:value-type="string" calcext:value-type="string">
            <text:p>*********</text:p>
          </table:table-cell>
          <table:table-cell office:value-type="date" office:date-value="2022-03-24" calcext:value-type="date">
            <text:p>24/03/22</text:p>
          </table:table-cell>
          <table:table-cell office:value-type="string" calcext:value-type="string">
            <text:p>aadhi_pinisetty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shwarya Rajinikanth</text:p>
          </table:table-cell>
          <table:table-cell office:value-type="string" calcext:value-type="string">
            <text:p>*********</text:p>
          </table:table-cell>
          <table:table-cell office:value-type="date" office:date-value="2004-11-18" calcext:value-type="date">
            <text:p>18/11/04</text:p>
          </table:table-cell>
          <table:table-cell office:value-type="string" calcext:value-type="string">
            <text:p>dhanush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an Rao</text:p>
          </table:table-cell>
          <table:table-cell office:value-type="string" calcext:value-type="string">
            <text:p>*********</text:p>
          </table:table-cell>
          <table:table-cell office:value-type="date" office:date-value="2005-12-01" calcext:value-type="date">
            <text:p>01/12/05</text:p>
          </table:table-cell>
          <table:table-cell office:value-type="string" calcext:value-type="string">
            <text:p>aamir_khan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liya Siddiqui</text:p>
          </table:table-cell>
          <table:table-cell office:value-type="string" calcext:value-type="string">
            <text:p>*********</text:p>
          </table:table-cell>
          <table:table-cell office:value-type="date" office:date-value="2009-01-01" calcext:value-type="date">
            <text:p>01/01/09</text:p>
          </table:table-cell>
          <table:table-cell office:value-type="string" calcext:value-type="string">
            <text:p>nawazuddin_siddiqui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 Rajput</text:p>
          </table:table-cell>
          <table:table-cell office:value-type="string" calcext:value-type="string">
            <text:p>*********</text:p>
          </table:table-cell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hahid_kapoor</text:p>
          </table:table-cell>
          <table:table-cell office:value-type="string" calcext:value-type="string">
            <text:p>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hadh Faasil</text:p>
          </table:table-cell>
          <table:table-cell office:value-type="string" calcext:value-type="string">
            <text:p>*********</text:p>
          </table:table-cell>
          <table:table-cell office:value-type="date" office:date-value="2014-08-21" calcext:value-type="date">
            <text:p>21/08/14</text:p>
          </table:table-cell>
          <table:table-cell office:value-type="string" calcext:value-type="string">
            <text:p>nazriya_nazim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r Vali</text:p>
          </table:table-cell>
          <table:table-cell office:value-type="string" calcext:value-type="string">
            <text:p>*********</text:p>
          </table:table-cell>
          <table:table-cell office:value-type="date" office:date-value="2009-03-01" calcext:value-type="date">
            <text:p>01/03/09</text:p>
          </table:table-cell>
          <table:table-cell office:value-type="string" calcext:value-type="string">
            <text:p>shaheena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veer Singh</text:p>
          </table:table-cell>
          <table:table-cell office:value-type="string" calcext:value-type="string">
            <text:p>*********</text:p>
          </table:table-cell>
          <table:table-cell office:value-type="date" office:date-value="2018-11-14" calcext:value-type="date">
            <text:p>14/11/18</text:p>
          </table:table-cell>
          <table:table-cell office:value-type="string" calcext:value-type="string">
            <text:p>deepika_padukone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bir Kapoor</text:p>
          </table:table-cell>
          <table:table-cell office:value-type="string" calcext:value-type="string">
            <text:p>*********</text:p>
          </table:table-cell>
          <table:table-cell office:value-type="date" office:date-value="2022-04-14" calcext:value-type="date">
            <text:p>14/04/22</text:p>
          </table:table-cell>
          <table:table-cell office:value-type="string" calcext:value-type="string">
            <text:p>alia_bhatt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hishek Bachchan</text:p>
          </table:table-cell>
          <table:table-cell office:value-type="string" calcext:value-type="string">
            <text:p>*********</text:p>
          </table:table-cell>
          <table:table-cell office:value-type="date" office:date-value="2007-04-20" calcext:value-type="date">
            <text:p>20/04/07</text:p>
          </table:table-cell>
          <table:table-cell office:value-type="string" calcext:value-type="string">
            <text:p>aishwarya_rai_bachchan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tanya Jonnalagadda</text:p>
          </table:table-cell>
          <table:table-cell office:value-type="string" calcext:value-type="string">
            <text:p>*********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niharika_konidela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tam Kitchlu</text:p>
          </table:table-cell>
          <table:table-cell office:value-type="string" calcext:value-type="string">
            <text:p>*********</text:p>
          </table:table-cell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kajal_aggarwal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rat Thakur</text:p>
          </table:table-cell>
          <table:table-cell office:value-type="string" calcext:value-type="string">
            <text:p>*********</text:p>
          </table:table-cell>
          <table:table-cell office:value-type="date" office:date-value="2007-10-21" calcext:value-type="date">
            <text:p>21/10/07</text:p>
          </table:table-cell>
          <table:table-cell office:value-type="string" calcext:value-type="string">
            <text:p>bhoomika_chawla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bhav Rekhi</text:p>
          </table:table-cell>
          <table:table-cell office:value-type="string" calcext:value-type="string">
            <text:p>*********</text:p>
          </table:table-cell>
          <table:table-cell office:value-type="date" office:date-value="2021-02-15" calcext:value-type="date">
            <text:p>15/02/21</text:p>
          </table:table-cell>
          <table:table-cell office:value-type="string" calcext:value-type="string">
            <text:p>dia_mirza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harth Malhotra</text:p>
          </table:table-cell>
          <table:table-cell office:value-type="string" calcext:value-type="string">
            <text:p>*********</text:p>
          </table:table-cell>
          <table:table-cell office:value-type="date" office:date-value="2023-02-07" calcext:value-type="date">
            <text:p>07/02/23</text:p>
          </table:table-cell>
          <table:table-cell office:value-type="string" calcext:value-type="string">
            <text:p>kiara_advani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*********</text:p>
          </table:table-cell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sayyeshaa_saigal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vya Bishnoi</text:p>
          </table:table-cell>
          <table:table-cell office:value-type="string" calcext:value-type="string">
            <text:p>*********</text:p>
          </table:table-cell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mehreen_pirzada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hail Khaturiya</text:p>
          </table:table-cell>
          <table:table-cell office:value-type="string" calcext:value-type="string">
            <text:p>*********</text:p>
          </table:table-cell>
          <table:table-cell office:value-type="date" office:date-value="2022-12-04" calcext:value-type="date">
            <text:p>04/12/22</text:p>
          </table:table-cell>
          <table:table-cell office:value-type="string" calcext:value-type="string">
            <text:p>hansika_motwani</text:p>
          </table:table-cell>
          <table:table-cell office:value-type="string" calcext:value-type="string">
            <text:p>Fema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0:00:02.834567150</meta:creation-date>
    <dc:date>2023-11-15T11:37:39.268312639</dc:date>
    <meta:editing-duration>PT11M42S</meta:editing-duration>
    <meta:editing-cycles>3</meta:editing-cycles>
    <meta:generator>LibreOffice/7.3.7.2$Linux_X86_64 LibreOffice_project/30$Build-2</meta:generator>
    <meta:document-statistic meta:table-count="1" meta:cell-count="217" meta:object-count="0"/>
  </office:meta>
</office:document-meta>
</file>